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50Duty100Hz" table:style-name="ta1">
        <table:shapes>
          <draw:frame draw:z-index="0" draw:style-name="gr1" draw:text-style-name="P1" svg:width="636.86pt" svg:height="447.42pt" svg:x="642.53pt" svg:y="15233.33pt">
            <loext:p draw:notify-on-update-of-ranges="opAmp50Duty100Hz.A1:opAmp50Duty100Hz.A1 opAmp50Duty100Hz.A2:opAmp50Duty100Hz.A1191 opAmp50Duty100Hz.B1:opAmp50Duty100Hz.B1 opAmp50Duty100Hz.B2:opAmp50Duty100Hz.B1191 opAmp50Duty100Hz.A1:opAmp50Duty100Hz.A1 opAmp50Duty100Hz.A2:opAmp50Duty100Hz.A1191 opAmp50Duty100Hz.C1:opAmp50Duty100Hz.C1 opAmp50Duty100Hz.C2:opAmp50Duty100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667336683" calcext:value-type="float">
            <text:p>0.667336683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00128" calcext:value-type="float">
            <text:p>0.01001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100296" calcext:value-type="float">
            <text:p>0.01002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100464" calcext:value-type="float">
            <text:p>0.0100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100632" calcext:value-type="float">
            <text:p>0.01006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1008" calcext:value-type="float">
            <text:p>0.01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100968" calcext:value-type="float">
            <text:p>0.0100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101136" calcext:value-type="float">
            <text:p>0.0101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101304" calcext:value-type="float">
            <text:p>0.0101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1472" calcext:value-type="float">
            <text:p>0.0101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101808" calcext:value-type="float">
            <text:p>0.0101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101976" calcext:value-type="float">
            <text:p>0.0101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02144" calcext:value-type="float">
            <text:p>0.0102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102312" calcext:value-type="float">
            <text:p>0.0102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48" calcext:value-type="float">
            <text:p>0.010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2648" calcext:value-type="float">
            <text:p>0.01026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102816" calcext:value-type="float">
            <text:p>0.0102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2984" calcext:value-type="float">
            <text:p>0.0102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152" calcext:value-type="float">
            <text:p>0.0103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3488" calcext:value-type="float">
            <text:p>0.0103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3656" calcext:value-type="float">
            <text:p>0.0103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3824" calcext:value-type="float">
            <text:p>0.0103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3992" calcext:value-type="float">
            <text:p>0.01039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16" calcext:value-type="float">
            <text:p>0.010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328" calcext:value-type="float">
            <text:p>0.0104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496" calcext:value-type="float">
            <text:p>0.0104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4664" calcext:value-type="float">
            <text:p>0.01046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4832" calcext:value-type="float">
            <text:p>0.0104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5168" calcext:value-type="float">
            <text:p>0.0105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5336" calcext:value-type="float">
            <text:p>0.0105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5504" calcext:value-type="float">
            <text:p>0.0105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5672" calcext:value-type="float">
            <text:p>0.0105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584" calcext:value-type="float">
            <text:p>0.010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008" calcext:value-type="float">
            <text:p>0.0106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176" calcext:value-type="float">
            <text:p>0.0106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344" calcext:value-type="float">
            <text:p>0.0106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512" calcext:value-type="float">
            <text:p>0.01065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68" calcext:value-type="float">
            <text:p>0.0106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6848" calcext:value-type="float">
            <text:p>0.0106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016" calcext:value-type="float">
            <text:p>0.0107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184" calcext:value-type="float">
            <text:p>0.0107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352" calcext:value-type="float">
            <text:p>0.01073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52" calcext:value-type="float">
            <text:p>0.010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688" calcext:value-type="float">
            <text:p>0.0107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7856" calcext:value-type="float">
            <text:p>0.0107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8024" calcext:value-type="float">
            <text:p>0.0108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8192" calcext:value-type="float">
            <text:p>0.0108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08528" calcext:value-type="float">
            <text:p>0.0108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8696" calcext:value-type="float">
            <text:p>0.0108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8864" calcext:value-type="float">
            <text:p>0.0108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032" calcext:value-type="float">
            <text:p>0.0109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368" calcext:value-type="float">
            <text:p>0.0109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536" calcext:value-type="float">
            <text:p>0.01095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704" calcext:value-type="float">
            <text:p>0.0109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09872" calcext:value-type="float">
            <text:p>0.0109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04" calcext:value-type="float">
            <text:p>0.011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208" calcext:value-type="float">
            <text:p>0.0110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376" calcext:value-type="float">
            <text:p>0.0110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544" calcext:value-type="float">
            <text:p>0.01105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712" calcext:value-type="float">
            <text:p>0.0110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088" calcext:value-type="float">
            <text:p>0.011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048" calcext:value-type="float">
            <text:p>0.0111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216" calcext:value-type="float">
            <text:p>0.0111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384" calcext:value-type="float">
            <text:p>0.0111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552" calcext:value-type="float">
            <text:p>0.01115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72" calcext:value-type="float">
            <text:p>0.011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1888" calcext:value-type="float">
            <text:p>0.0111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056" calcext:value-type="float">
            <text:p>0.0112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224" calcext:value-type="float">
            <text:p>0.0112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392" calcext:value-type="float">
            <text:p>0.0112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56" calcext:value-type="float">
            <text:p>0.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728" calcext:value-type="float">
            <text:p>0.0112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2896" calcext:value-type="float">
            <text:p>0.0112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064" calcext:value-type="float">
            <text:p>0.0113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232" calcext:value-type="float">
            <text:p>0.0113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4" calcext:value-type="float">
            <text:p>0.011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568" calcext:value-type="float">
            <text:p>0.0113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3736" calcext:value-type="float">
            <text:p>0.0113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3904" calcext:value-type="float">
            <text:p>0.0113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072" calcext:value-type="float">
            <text:p>0.0114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4408" calcext:value-type="float">
            <text:p>0.01144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576" calcext:value-type="float">
            <text:p>0.0114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744" calcext:value-type="float">
            <text:p>0.0114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4912" calcext:value-type="float">
            <text:p>0.0114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08" calcext:value-type="float">
            <text:p>0.0115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248" calcext:value-type="float">
            <text:p>0.0115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416" calcext:value-type="float">
            <text:p>0.0115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584" calcext:value-type="float">
            <text:p>0.0115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752" calcext:value-type="float">
            <text:p>0.0115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592" calcext:value-type="float">
            <text:p>0.011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6088" calcext:value-type="float">
            <text:p>0.0116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6256" calcext:value-type="float">
            <text:p>0.0116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6424" calcext:value-type="float">
            <text:p>0.0116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6592" calcext:value-type="float">
            <text:p>0.0116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676" calcext:value-type="float">
            <text:p>0.0116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6928" calcext:value-type="float">
            <text:p>0.0116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7096" calcext:value-type="float">
            <text:p>0.0117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7264" calcext:value-type="float">
            <text:p>0.0117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7432" calcext:value-type="float">
            <text:p>0.01174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76" calcext:value-type="float">
            <text:p>0.01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7768" calcext:value-type="float">
            <text:p>0.0117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7936" calcext:value-type="float">
            <text:p>0.0117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104" calcext:value-type="float">
            <text:p>0.0118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272" calcext:value-type="float">
            <text:p>0.0118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44" calcext:value-type="float">
            <text:p>0.0118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608" calcext:value-type="float">
            <text:p>0.0118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776" calcext:value-type="float">
            <text:p>0.0118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8944" calcext:value-type="float">
            <text:p>0.0118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19112" calcext:value-type="float">
            <text:p>0.0119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928" calcext:value-type="float">
            <text:p>0.011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9448" calcext:value-type="float">
            <text:p>0.0119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9616" calcext:value-type="float">
            <text:p>0.0119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9784" calcext:value-type="float">
            <text:p>0.0119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19952" calcext:value-type="float">
            <text:p>0.0119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12" calcext:value-type="float">
            <text:p>0.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288" calcext:value-type="float">
            <text:p>0.0120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456" calcext:value-type="float">
            <text:p>0.0120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624" calcext:value-type="float">
            <text:p>0.0120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792" calcext:value-type="float">
            <text:p>0.01207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096" calcext:value-type="float">
            <text:p>0.012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1128" calcext:value-type="float">
            <text:p>0.0121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1296" calcext:value-type="float">
            <text:p>0.0121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1464" calcext:value-type="float">
            <text:p>0.0121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1632" calcext:value-type="float">
            <text:p>0.0121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18" calcext:value-type="float">
            <text:p>0.012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1968" calcext:value-type="float">
            <text:p>0.0121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2136" calcext:value-type="float">
            <text:p>0.0122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2304" calcext:value-type="float">
            <text:p>0.0122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2472" calcext:value-type="float">
            <text:p>0.0122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264" calcext:value-type="float">
            <text:p>0.012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2808" calcext:value-type="float">
            <text:p>0.0122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2976" calcext:value-type="float">
            <text:p>0.0122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144" calcext:value-type="float">
            <text:p>0.0123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312" calcext:value-type="float">
            <text:p>0.0123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48" calcext:value-type="float">
            <text:p>0.0123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648" calcext:value-type="float">
            <text:p>0.0123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816" calcext:value-type="float">
            <text:p>0.0123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3984" calcext:value-type="float">
            <text:p>0.0123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4152" calcext:value-type="float">
            <text:p>0.01241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432" calcext:value-type="float">
            <text:p>0.012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4488" calcext:value-type="float">
            <text:p>0.0124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4656" calcext:value-type="float">
            <text:p>0.01246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4824" calcext:value-type="float">
            <text:p>0.01248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4992" calcext:value-type="float">
            <text:p>0.0124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516" calcext:value-type="float">
            <text:p>0.0125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5328" calcext:value-type="float">
            <text:p>0.0125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5496" calcext:value-type="float">
            <text:p>0.01254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5664" calcext:value-type="float">
            <text:p>0.0125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5832" calcext:value-type="float">
            <text:p>0.0125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168" calcext:value-type="float">
            <text:p>0.0126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336" calcext:value-type="float">
            <text:p>0.0126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504" calcext:value-type="float">
            <text:p>0.0126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672" calcext:value-type="float">
            <text:p>0.01266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684" calcext:value-type="float">
            <text:p>0.0126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008" calcext:value-type="float">
            <text:p>0.01270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176" calcext:value-type="float">
            <text:p>0.0127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344" calcext:value-type="float">
            <text:p>0.0127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512" calcext:value-type="float">
            <text:p>0.0127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68" calcext:value-type="float">
            <text:p>0.012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7848" calcext:value-type="float">
            <text:p>0.0127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8016" calcext:value-type="float">
            <text:p>0.0128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8184" calcext:value-type="float">
            <text:p>0.01281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8352" calcext:value-type="float">
            <text:p>0.0128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852" calcext:value-type="float">
            <text:p>0.0128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8688" calcext:value-type="float">
            <text:p>0.0128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8856" calcext:value-type="float">
            <text:p>0.0128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9024" calcext:value-type="float">
            <text:p>0.0129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9192" calcext:value-type="float">
            <text:p>0.0129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936" calcext:value-type="float">
            <text:p>0.012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9528" calcext:value-type="float">
            <text:p>0.0129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29696" calcext:value-type="float">
            <text:p>0.0129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29864" calcext:value-type="float">
            <text:p>0.01298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0032" calcext:value-type="float">
            <text:p>0.0130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02" calcext:value-type="float">
            <text:p>0.013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0368" calcext:value-type="float">
            <text:p>0.0130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0536" calcext:value-type="float">
            <text:p>0.0130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0704" calcext:value-type="float">
            <text:p>0.0130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0872" calcext:value-type="float">
            <text:p>0.0130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104" calcext:value-type="float">
            <text:p>0.013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1208" calcext:value-type="float">
            <text:p>0.0131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1376" calcext:value-type="float">
            <text:p>0.0131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1544" calcext:value-type="float">
            <text:p>0.0131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1712" calcext:value-type="float">
            <text:p>0.0131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188" calcext:value-type="float">
            <text:p>0.0131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2048" calcext:value-type="float">
            <text:p>0.0132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2216" calcext:value-type="float">
            <text:p>0.01322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2384" calcext:value-type="float">
            <text:p>0.01323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2552" calcext:value-type="float">
            <text:p>0.0132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272" calcext:value-type="float">
            <text:p>0.013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2888" calcext:value-type="float">
            <text:p>0.0132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3056" calcext:value-type="float">
            <text:p>0.0133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3224" calcext:value-type="float">
            <text:p>0.0133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3392" calcext:value-type="float">
            <text:p>0.0133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356" calcext:value-type="float">
            <text:p>0.0133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3728" calcext:value-type="float">
            <text:p>0.0133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3896" calcext:value-type="float">
            <text:p>0.0133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4064" calcext:value-type="float">
            <text:p>0.0134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4232" calcext:value-type="float">
            <text:p>0.0134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44" calcext:value-type="float">
            <text:p>0.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4568" calcext:value-type="float">
            <text:p>0.0134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4736" calcext:value-type="float">
            <text:p>0.0134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4904" calcext:value-type="float">
            <text:p>0.0134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5072" calcext:value-type="float">
            <text:p>0.0135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5408" calcext:value-type="float">
            <text:p>0.0135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5576" calcext:value-type="float">
            <text:p>0.0135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5744" calcext:value-type="float">
            <text:p>0.0135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5912" calcext:value-type="float">
            <text:p>0.0135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6248" calcext:value-type="float">
            <text:p>0.0136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6416" calcext:value-type="float">
            <text:p>0.0136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6584" calcext:value-type="float">
            <text:p>0.0136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6752" calcext:value-type="float">
            <text:p>0.0136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692" calcext:value-type="float">
            <text:p>0.0136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7088" calcext:value-type="float">
            <text:p>0.0137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7256" calcext:value-type="float">
            <text:p>0.0137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7424" calcext:value-type="float">
            <text:p>0.0137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7592" calcext:value-type="float">
            <text:p>0.0137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776" calcext:value-type="float">
            <text:p>0.013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7928" calcext:value-type="float">
            <text:p>0.0137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8096" calcext:value-type="float">
            <text:p>0.0138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8264" calcext:value-type="float">
            <text:p>0.0138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8432" calcext:value-type="float">
            <text:p>0.0138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86" calcext:value-type="float">
            <text:p>0.013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8768" calcext:value-type="float">
            <text:p>0.0138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8936" calcext:value-type="float">
            <text:p>0.0138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9104" calcext:value-type="float">
            <text:p>0.0139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9272" calcext:value-type="float">
            <text:p>0.0139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944" calcext:value-type="float">
            <text:p>0.013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9608" calcext:value-type="float">
            <text:p>0.0139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39776" calcext:value-type="float">
            <text:p>0.0139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39944" calcext:value-type="float">
            <text:p>0.0139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0112" calcext:value-type="float">
            <text:p>0.0140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0448" calcext:value-type="float">
            <text:p>0.0140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0616" calcext:value-type="float">
            <text:p>0.0140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0784" calcext:value-type="float">
            <text:p>0.0140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0952" calcext:value-type="float">
            <text:p>0.0140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112" calcext:value-type="float">
            <text:p>0.014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1288" calcext:value-type="float">
            <text:p>0.01412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1456" calcext:value-type="float">
            <text:p>0.0141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1624" calcext:value-type="float">
            <text:p>0.0141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1792" calcext:value-type="float">
            <text:p>0.0141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196" calcext:value-type="float">
            <text:p>0.014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2128" calcext:value-type="float">
            <text:p>0.0142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2296" calcext:value-type="float">
            <text:p>0.0142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2464" calcext:value-type="float">
            <text:p>0.0142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2632" calcext:value-type="float">
            <text:p>0.0142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28" calcext:value-type="float">
            <text:p>0.014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2968" calcext:value-type="float">
            <text:p>0.0142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136" calcext:value-type="float">
            <text:p>0.01431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304" calcext:value-type="float">
            <text:p>0.0143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3472" calcext:value-type="float">
            <text:p>0.0143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364" calcext:value-type="float">
            <text:p>0.0143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3808" calcext:value-type="float">
            <text:p>0.0143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3976" calcext:value-type="float">
            <text:p>0.0143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4144" calcext:value-type="float">
            <text:p>0.0144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4312" calcext:value-type="float">
            <text:p>0.0144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448" calcext:value-type="float">
            <text:p>0.014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4648" calcext:value-type="float">
            <text:p>0.0144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4816" calcext:value-type="float">
            <text:p>0.0144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4984" calcext:value-type="float">
            <text:p>0.0144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5152" calcext:value-type="float">
            <text:p>0.0145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532" calcext:value-type="float">
            <text:p>0.0145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5488" calcext:value-type="float">
            <text:p>0.0145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5656" calcext:value-type="float">
            <text:p>0.0145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5824" calcext:value-type="float">
            <text:p>0.0145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5992" calcext:value-type="float">
            <text:p>0.0145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616" calcext:value-type="float">
            <text:p>0.0146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6328" calcext:value-type="float">
            <text:p>0.01463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6496" calcext:value-type="float">
            <text:p>0.01464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6664" calcext:value-type="float">
            <text:p>0.01466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6832" calcext:value-type="float">
            <text:p>0.01468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7" calcext:value-type="float">
            <text:p>0.014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7168" calcext:value-type="float">
            <text:p>0.0147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7336" calcext:value-type="float">
            <text:p>0.0147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7504" calcext:value-type="float">
            <text:p>0.0147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7672" calcext:value-type="float">
            <text:p>0.0147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8008" calcext:value-type="float">
            <text:p>0.01480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8176" calcext:value-type="float">
            <text:p>0.01481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8344" calcext:value-type="float">
            <text:p>0.0148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8512" calcext:value-type="float">
            <text:p>0.0148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868" calcext:value-type="float">
            <text:p>0.0148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8848" calcext:value-type="float">
            <text:p>0.0148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9016" calcext:value-type="float">
            <text:p>0.01490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9184" calcext:value-type="float">
            <text:p>0.01491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9352" calcext:value-type="float">
            <text:p>0.01493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9688" calcext:value-type="float">
            <text:p>0.0149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49856" calcext:value-type="float">
            <text:p>0.01498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150024" calcext:value-type="float">
            <text:p>0.0150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150192" calcext:value-type="float">
            <text:p>0.0150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17085427" calcext:value-type="float">
            <text:p>-0.217085427</text:p>
          </table:table-cell>
        </table:table-row>
        <table:table-row table:style-name="ro1">
          <table:table-cell office:value-type="float" office:value="0.015036" calcext:value-type="float">
            <text:p>0.015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150528" calcext:value-type="float">
            <text:p>0.0150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150696" calcext:value-type="float">
            <text:p>0.0150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150864" calcext:value-type="float">
            <text:p>0.0150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151032" calcext:value-type="float">
            <text:p>0.0151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1512" calcext:value-type="float">
            <text:p>0.01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151368" calcext:value-type="float">
            <text:p>0.0151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151536" calcext:value-type="float">
            <text:p>0.0151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151704" calcext:value-type="float">
            <text:p>0.0151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151872" calcext:value-type="float">
            <text:p>0.0151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15204" calcext:value-type="float">
            <text:p>0.0152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152208" calcext:value-type="float">
            <text:p>0.0152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152376" calcext:value-type="float">
            <text:p>0.0152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152544" calcext:value-type="float">
            <text:p>0.0152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152712" calcext:value-type="float">
            <text:p>0.0152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5288" calcext:value-type="float">
            <text:p>0.015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153048" calcext:value-type="float">
            <text:p>0.0153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53216" calcext:value-type="float">
            <text:p>0.0153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153384" calcext:value-type="float">
            <text:p>0.015338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53552" calcext:value-type="float">
            <text:p>0.0153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5372" calcext:value-type="float">
            <text:p>0.0153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153888" calcext:value-type="float">
            <text:p>0.0153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54056" calcext:value-type="float">
            <text:p>0.0154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154224" calcext:value-type="float">
            <text:p>0.0154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392" calcext:value-type="float">
            <text:p>0.0154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56" calcext:value-type="float">
            <text:p>0.015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728" calcext:value-type="float">
            <text:p>0.0154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4896" calcext:value-type="float">
            <text:p>0.0154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064" calcext:value-type="float">
            <text:p>0.0155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232" calcext:value-type="float">
            <text:p>0.0155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4" calcext:value-type="float">
            <text:p>0.015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5568" calcext:value-type="float">
            <text:p>0.0155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5736" calcext:value-type="float">
            <text:p>0.0155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5904" calcext:value-type="float">
            <text:p>0.01559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072" calcext:value-type="float">
            <text:p>0.0156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24" calcext:value-type="float">
            <text:p>0.015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408" calcext:value-type="float">
            <text:p>0.0156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576" calcext:value-type="float">
            <text:p>0.01565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6744" calcext:value-type="float">
            <text:p>0.01567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6912" calcext:value-type="float">
            <text:p>0.0156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08" calcext:value-type="float">
            <text:p>0.0157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7248" calcext:value-type="float">
            <text:p>0.0157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7416" calcext:value-type="float">
            <text:p>0.0157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7584" calcext:value-type="float">
            <text:p>0.0157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752" calcext:value-type="float">
            <text:p>0.0157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792" calcext:value-type="float">
            <text:p>0.015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088" calcext:value-type="float">
            <text:p>0.0158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256" calcext:value-type="float">
            <text:p>0.0158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424" calcext:value-type="float">
            <text:p>0.01584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592" calcext:value-type="float">
            <text:p>0.0158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76" calcext:value-type="float">
            <text:p>0.0158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8928" calcext:value-type="float">
            <text:p>0.0158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096" calcext:value-type="float">
            <text:p>0.0159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264" calcext:value-type="float">
            <text:p>0.01592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432" calcext:value-type="float">
            <text:p>0.01594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596" calcext:value-type="float">
            <text:p>0.015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768" calcext:value-type="float">
            <text:p>0.0159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59936" calcext:value-type="float">
            <text:p>0.0159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104" calcext:value-type="float">
            <text:p>0.0160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272" calcext:value-type="float">
            <text:p>0.0160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44" calcext:value-type="float">
            <text:p>0.0160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608" calcext:value-type="float">
            <text:p>0.01606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0776" calcext:value-type="float">
            <text:p>0.0160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0944" calcext:value-type="float">
            <text:p>0.0160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112" calcext:value-type="float">
            <text:p>0.0161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28" calcext:value-type="float">
            <text:p>0.016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1448" calcext:value-type="float">
            <text:p>0.01614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616" calcext:value-type="float">
            <text:p>0.01616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784" calcext:value-type="float">
            <text:p>0.0161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1952" calcext:value-type="float">
            <text:p>0.0161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12" calcext:value-type="float">
            <text:p>0.0162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2288" calcext:value-type="float">
            <text:p>0.01622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456" calcext:value-type="float">
            <text:p>0.01624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624" calcext:value-type="float">
            <text:p>0.0162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792" calcext:value-type="float">
            <text:p>0.0162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296" calcext:value-type="float">
            <text:p>0.016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3128" calcext:value-type="float">
            <text:p>0.0163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296" calcext:value-type="float">
            <text:p>0.0163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464" calcext:value-type="float">
            <text:p>0.0163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632" calcext:value-type="float">
            <text:p>0.01636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8" calcext:value-type="float">
            <text:p>0.01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3968" calcext:value-type="float">
            <text:p>0.0163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4136" calcext:value-type="float">
            <text:p>0.0164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4304" calcext:value-type="float">
            <text:p>0.01643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4472" calcext:value-type="float">
            <text:p>0.0164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464" calcext:value-type="float">
            <text:p>0.0164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4808" calcext:value-type="float">
            <text:p>0.0164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4976" calcext:value-type="float">
            <text:p>0.01649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5144" calcext:value-type="float">
            <text:p>0.0165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5312" calcext:value-type="float">
            <text:p>0.0165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548" calcext:value-type="float">
            <text:p>0.0165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5648" calcext:value-type="float">
            <text:p>0.0165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5816" calcext:value-type="float">
            <text:p>0.0165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5984" calcext:value-type="float">
            <text:p>0.0165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6152" calcext:value-type="float">
            <text:p>0.0166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632" calcext:value-type="float">
            <text:p>0.016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6488" calcext:value-type="float">
            <text:p>0.0166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6656" calcext:value-type="float">
            <text:p>0.0166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6824" calcext:value-type="float">
            <text:p>0.0166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6992" calcext:value-type="float">
            <text:p>0.0166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716" calcext:value-type="float">
            <text:p>0.016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7328" calcext:value-type="float">
            <text:p>0.0167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7496" calcext:value-type="float">
            <text:p>0.0167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7664" calcext:value-type="float">
            <text:p>0.0167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7832" calcext:value-type="float">
            <text:p>0.0167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168" calcext:value-type="float">
            <text:p>0.0168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336" calcext:value-type="float">
            <text:p>0.0168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504" calcext:value-type="float">
            <text:p>0.0168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672" calcext:value-type="float">
            <text:p>0.0168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884" calcext:value-type="float">
            <text:p>0.0168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008" calcext:value-type="float">
            <text:p>0.0169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176" calcext:value-type="float">
            <text:p>0.0169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344" calcext:value-type="float">
            <text:p>0.0169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512" calcext:value-type="float">
            <text:p>0.0169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6968" calcext:value-type="float">
            <text:p>0.016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69848" calcext:value-type="float">
            <text:p>0.0169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016" calcext:value-type="float">
            <text:p>0.0170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184" calcext:value-type="float">
            <text:p>0.0170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352" calcext:value-type="float">
            <text:p>0.0170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52" calcext:value-type="float">
            <text:p>0.0170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688" calcext:value-type="float">
            <text:p>0.0170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0856" calcext:value-type="float">
            <text:p>0.0170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1024" calcext:value-type="float">
            <text:p>0.0171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192" calcext:value-type="float">
            <text:p>0.0171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36" calcext:value-type="float">
            <text:p>0.0171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528" calcext:value-type="float">
            <text:p>0.0171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696" calcext:value-type="float">
            <text:p>0.0171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1864" calcext:value-type="float">
            <text:p>0.0171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032" calcext:value-type="float">
            <text:p>0.0172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2" calcext:value-type="float">
            <text:p>0.01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368" calcext:value-type="float">
            <text:p>0.0172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536" calcext:value-type="float">
            <text:p>0.0172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2704" calcext:value-type="float">
            <text:p>0.0172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2872" calcext:value-type="float">
            <text:p>0.0172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04" calcext:value-type="float">
            <text:p>0.017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208" calcext:value-type="float">
            <text:p>0.0173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376" calcext:value-type="float">
            <text:p>0.0173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544" calcext:value-type="float">
            <text:p>0.0173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173712" calcext:value-type="float">
            <text:p>0.0173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388" calcext:value-type="float">
            <text:p>0.017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4048" calcext:value-type="float">
            <text:p>0.0174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216" calcext:value-type="float">
            <text:p>0.0174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384" calcext:value-type="float">
            <text:p>0.0174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4552" calcext:value-type="float">
            <text:p>0.0174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472" calcext:value-type="float">
            <text:p>0.017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4888" calcext:value-type="float">
            <text:p>0.0174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056" calcext:value-type="float">
            <text:p>0.0175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224" calcext:value-type="float">
            <text:p>0.0175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392" calcext:value-type="float">
            <text:p>0.0175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556" calcext:value-type="float">
            <text:p>0.017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728" calcext:value-type="float">
            <text:p>0.0175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5896" calcext:value-type="float">
            <text:p>0.0175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064" calcext:value-type="float">
            <text:p>0.0176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6232" calcext:value-type="float">
            <text:p>0.0176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4" calcext:value-type="float">
            <text:p>0.017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568" calcext:value-type="float">
            <text:p>0.0176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736" calcext:value-type="float">
            <text:p>0.0176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6904" calcext:value-type="float">
            <text:p>0.0176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072" calcext:value-type="float">
            <text:p>0.0177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24" calcext:value-type="float">
            <text:p>0.017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408" calcext:value-type="float">
            <text:p>0.0177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576" calcext:value-type="float">
            <text:p>0.0177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7744" calcext:value-type="float">
            <text:p>0.0177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7912" calcext:value-type="float">
            <text:p>0.0177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08" calcext:value-type="float">
            <text:p>0.017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248" calcext:value-type="float">
            <text:p>0.0178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416" calcext:value-type="float">
            <text:p>0.0178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8584" calcext:value-type="float">
            <text:p>0.0178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752" calcext:value-type="float">
            <text:p>0.0178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892" calcext:value-type="float">
            <text:p>0.017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79088" calcext:value-type="float">
            <text:p>0.0179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256" calcext:value-type="float">
            <text:p>0.0179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424" calcext:value-type="float">
            <text:p>0.0179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592" calcext:value-type="float">
            <text:p>0.01795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76" calcext:value-type="float">
            <text:p>0.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79928" calcext:value-type="float">
            <text:p>0.0179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0096" calcext:value-type="float">
            <text:p>0.0180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0264" calcext:value-type="float">
            <text:p>0.0180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0432" calcext:value-type="float">
            <text:p>0.0180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06" calcext:value-type="float">
            <text:p>0.01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0768" calcext:value-type="float">
            <text:p>0.0180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0936" calcext:value-type="float">
            <text:p>0.0180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104" calcext:value-type="float">
            <text:p>0.0181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272" calcext:value-type="float">
            <text:p>0.01812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144" calcext:value-type="float">
            <text:p>0.018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608" calcext:value-type="float">
            <text:p>0.0181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776" calcext:value-type="float">
            <text:p>0.01817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1944" calcext:value-type="float">
            <text:p>0.0181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2112" calcext:value-type="float">
            <text:p>0.01821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228" calcext:value-type="float">
            <text:p>0.018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2448" calcext:value-type="float">
            <text:p>0.0182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2616" calcext:value-type="float">
            <text:p>0.01826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2784" calcext:value-type="float">
            <text:p>0.01827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2952" calcext:value-type="float">
            <text:p>0.0182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12" calcext:value-type="float">
            <text:p>0.018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288" calcext:value-type="float">
            <text:p>0.01832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456" calcext:value-type="float">
            <text:p>0.01834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624" calcext:value-type="float">
            <text:p>0.01836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3792" calcext:value-type="float">
            <text:p>0.01837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396" calcext:value-type="float">
            <text:p>0.0183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128" calcext:value-type="float">
            <text:p>0.01841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296" calcext:value-type="float">
            <text:p>0.01842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464" calcext:value-type="float">
            <text:p>0.01844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632" calcext:value-type="float">
            <text:p>0.01846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4968" calcext:value-type="float">
            <text:p>0.0184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5136" calcext:value-type="float">
            <text:p>0.0185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5304" calcext:value-type="float">
            <text:p>0.0185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5472" calcext:value-type="float">
            <text:p>0.0185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564" calcext:value-type="float">
            <text:p>0.018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5808" calcext:value-type="float">
            <text:p>0.0185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5976" calcext:value-type="float">
            <text:p>0.0185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6144" calcext:value-type="float">
            <text:p>0.0186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6312" calcext:value-type="float">
            <text:p>0.0186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648" calcext:value-type="float">
            <text:p>0.018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6648" calcext:value-type="float">
            <text:p>0.0186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6816" calcext:value-type="float">
            <text:p>0.0186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6984" calcext:value-type="float">
            <text:p>0.0186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7152" calcext:value-type="float">
            <text:p>0.0187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32" calcext:value-type="float">
            <text:p>0.0187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488" calcext:value-type="float">
            <text:p>0.0187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656" calcext:value-type="float">
            <text:p>0.0187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824" calcext:value-type="float">
            <text:p>0.0187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7992" calcext:value-type="float">
            <text:p>0.0187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816" calcext:value-type="float">
            <text:p>0.018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8328" calcext:value-type="float">
            <text:p>0.0188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8496" calcext:value-type="float">
            <text:p>0.0188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8664" calcext:value-type="float">
            <text:p>0.0188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8832" calcext:value-type="float">
            <text:p>0.0188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9" calcext:value-type="float">
            <text:p>0.01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168" calcext:value-type="float">
            <text:p>0.0189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9336" calcext:value-type="float">
            <text:p>0.0189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89504" calcext:value-type="float">
            <text:p>0.0189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9672" calcext:value-type="float">
            <text:p>0.0189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8984" calcext:value-type="float">
            <text:p>0.018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008" calcext:value-type="float">
            <text:p>0.0190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176" calcext:value-type="float">
            <text:p>0.0190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344" calcext:value-type="float">
            <text:p>0.0190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512" calcext:value-type="float">
            <text:p>0.0190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68" calcext:value-type="float">
            <text:p>0.0190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0848" calcext:value-type="float">
            <text:p>0.0190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016" calcext:value-type="float">
            <text:p>0.0191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1184" calcext:value-type="float">
            <text:p>0.0191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1352" calcext:value-type="float">
            <text:p>0.0191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1688" calcext:value-type="float">
            <text:p>0.0191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1856" calcext:value-type="float">
            <text:p>0.0191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024" calcext:value-type="float">
            <text:p>0.0192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192" calcext:value-type="float">
            <text:p>0.0192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528" calcext:value-type="float">
            <text:p>0.0192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696" calcext:value-type="float">
            <text:p>0.0192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2864" calcext:value-type="float">
            <text:p>0.0192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032" calcext:value-type="float">
            <text:p>0.0193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368" calcext:value-type="float">
            <text:p>0.0193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536" calcext:value-type="float">
            <text:p>0.0193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704" calcext:value-type="float">
            <text:p>0.0193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3872" calcext:value-type="float">
            <text:p>0.0193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04" calcext:value-type="float">
            <text:p>0.019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208" calcext:value-type="float">
            <text:p>0.0194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376" calcext:value-type="float">
            <text:p>0.0194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544" calcext:value-type="float">
            <text:p>0.0194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712" calcext:value-type="float">
            <text:p>0.0194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488" calcext:value-type="float">
            <text:p>0.019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048" calcext:value-type="float">
            <text:p>0.0195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216" calcext:value-type="float">
            <text:p>0.0195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384" calcext:value-type="float">
            <text:p>0.0195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552" calcext:value-type="float">
            <text:p>0.0195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72" calcext:value-type="float">
            <text:p>0.0195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5888" calcext:value-type="float">
            <text:p>0.0195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056" calcext:value-type="float">
            <text:p>0.0196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224" calcext:value-type="float">
            <text:p>0.0196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392" calcext:value-type="float">
            <text:p>0.0196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56" calcext:value-type="float">
            <text:p>0.019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728" calcext:value-type="float">
            <text:p>0.0196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6896" calcext:value-type="float">
            <text:p>0.0196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7064" calcext:value-type="float">
            <text:p>0.0197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7232" calcext:value-type="float">
            <text:p>0.0197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4" calcext:value-type="float">
            <text:p>0.01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568" calcext:value-type="float">
            <text:p>0.0197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736" calcext:value-type="float">
            <text:p>0.0197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7904" calcext:value-type="float">
            <text:p>0.0197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072" calcext:value-type="float">
            <text:p>0.0198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408" calcext:value-type="float">
            <text:p>0.0198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576" calcext:value-type="float">
            <text:p>0.0198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8744" calcext:value-type="float">
            <text:p>0.0198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198912" calcext:value-type="float">
            <text:p>0.0198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248" calcext:value-type="float">
            <text:p>0.01992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416" calcext:value-type="float">
            <text:p>0.0199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584" calcext:value-type="float">
            <text:p>0.0199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199752" calcext:value-type="float">
            <text:p>0.0199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2:43.719915674</dc:date>
    <meta:editing-duration>PT47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8cm" svg:height="15.785cm" xlink:href=".." xlink:type="simple" chart:class="chart:scatter" chart:style-name="ch1">
        <chart:title svg:x="8.478cm" svg:y="0.451cm" chart:style-name="ch2">
          <text:p>First Order OP Amp Circuit</text:p>
        </chart:title>
        <chart:legend chart:legend-position="end" svg:x="20.436cm" svg:y="7.344cm" style:legend-expansion="high" chart:style-name="ch3"/>
        <chart:plot-area chart:style-name="ch4" table:cell-range-address="opAmp50Duty100Hz.A1:opAmp50Duty100Hz.C1191" chart:data-source-has-labels="row" svg:x="1.46cm" svg:y="1.545cm" svg:width="18.527cm" svg:height="12.944cm">
          <chartooo:coordinate-region svg:x="2.293cm" svg:y="1.744cm" svg:width="17.269cm" svg:height="12.546cm"/>
          <chart:axis chart:dimension="x" chart:name="primary-x" chart:style-name="ch5">
            <chart:title svg:x="10.097cm" svg:y="14.804cm" chart:style-name="ch6">
              <text:p>Time (s)</text:p>
            </chart:title>
          </chart:axis>
          <chart:axis chart:dimension="y" chart:name="primary-y" chart:style-name="ch5">
            <chart:title svg:x="0.451cm" svg:y="8.868cm" chart:style-name="ch7">
              <text:p>Voltage (V)</text:p>
            </chart:title>
            <chart:grid chart:style-name="ch8" chart:class="major"/>
          </chart:axis>
          <chart:series chart:style-name="ch9" chart:values-cell-range-address="opAmp50Duty100Hz.B2:opAmp50Duty100Hz.B1191" chart:label-cell-address="opAmp50Duty100Hz.B1:opAmp50Duty100Hz.B1" chart:class="chart:scatter">
            <chart:domain table:cell-range-address="opAmp50Duty100Hz.A2:opAmp50Duty100Hz.A1191"/>
            <chart:data-point chart:repeated="1190"/>
          </chart:series>
          <chart:series chart:style-name="ch10" chart:values-cell-range-address="opAmp50Duty100Hz.C2:opAmp50Duty100Hz.C1191" chart:label-cell-address="opAmp50Duty100Hz.C1:opAmp50Duty100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50Duty100Hz.B1:opAmp50Duty100Hz.B1</svg:desc>
                </draw:g>
              </table:table-cell>
              <table:table-cell office:value-type="string">
                <text:p>Vout</text:p>
                <draw:g>
                  <svg:desc>opAmp50Duty100Hz.C1:opAmp50Duty100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50Duty100Hz.A2:opAmp50Duty100Hz.A1191</svg:desc>
                </draw:g>
              </table:table-cell>
              <table:table-cell office:value-type="float" office:value="0.474371859">
                <text:p>0.474371859</text:p>
                <draw:g>
                  <svg:desc>opAmp50Duty100Hz.B2:opAmp50Duty100Hz.B1191</svg:desc>
                </draw:g>
              </table:table-cell>
              <table:table-cell office:value-type="float" office:value="0.667336683">
                <text:p>0.667336683</text:p>
                <draw:g>
                  <svg:desc>opAmp50Duty100Hz.C2:opAmp50Duty100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68">
                <text:p>0.00001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36">
                <text:p>0.00003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4">
                <text:p>0.0000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68">
                <text:p>0.000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016">
                <text:p>0.0002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84">
                <text:p>0.0002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352">
                <text:p>0.0002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52">
                <text:p>0.000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36">
                <text:p>0.000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528">
                <text:p>0.0003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696">
                <text:p>0.0003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864">
                <text:p>0.00038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032">
                <text:p>0.0004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2">
                <text:p>0.000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368">
                <text:p>0.00043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704">
                <text:p>0.0004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872">
                <text:p>0.0004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04">
                <text:p>0.000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208">
                <text:p>0.0005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376">
                <text:p>0.0005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544">
                <text:p>0.0005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712">
                <text:p>0.0005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88">
                <text:p>0.0005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048">
                <text:p>0.00060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216">
                <text:p>0.0006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384">
                <text:p>0.0006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552">
                <text:p>0.0006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72">
                <text:p>0.000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888">
                <text:p>0.0006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056">
                <text:p>0.0007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224">
                <text:p>0.0007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392">
                <text:p>0.0007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56">
                <text:p>0.0007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7728">
                <text:p>0.0007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96">
                <text:p>0.0007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064">
                <text:p>0.0008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232">
                <text:p>0.0008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4">
                <text:p>0.000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568">
                <text:p>0.0008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736">
                <text:p>0.0008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904">
                <text:p>0.0008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072">
                <text:p>0.0009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24">
                <text:p>0.0009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9408">
                <text:p>0.0009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576">
                <text:p>0.0009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9744">
                <text:p>0.0009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912">
                <text:p>0.0009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08">
                <text:p>0.001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92">
                <text:p>0.0010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6">
                <text:p>0.001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6">
                <text:p>0.001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768">
                <text:p>0.0012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936">
                <text:p>0.0012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104">
                <text:p>0.0013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272">
                <text:p>0.0013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44">
                <text:p>0.0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608">
                <text:p>0.0013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3776">
                <text:p>0.0013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3944">
                <text:p>0.0013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112">
                <text:p>0.0014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28">
                <text:p>0.0014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448">
                <text:p>0.0014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616">
                <text:p>0.0014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784">
                <text:p>0.0014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4952">
                <text:p>0.0014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12">
                <text:p>0.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596">
                <text:p>0.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68">
                <text:p>0.00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764">
                <text:p>0.0017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7808">
                <text:p>0.0017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7976">
                <text:p>0.0017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144">
                <text:p>0.0018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8312">
                <text:p>0.0018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848">
                <text:p>0.001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8648">
                <text:p>0.0018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8816">
                <text:p>0.0018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8984">
                <text:p>0.0018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152">
                <text:p>0.0019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32">
                <text:p>0.0019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9488">
                <text:p>0.00194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656">
                <text:p>0.0019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9824">
                <text:p>0.0019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9992">
                <text:p>0.0019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16">
                <text:p>0.002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328">
                <text:p>0.0020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0496">
                <text:p>0.0020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0664">
                <text:p>0.0020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0832">
                <text:p>0.0020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">
                <text:p>0.0021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1168">
                <text:p>0.0021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336">
                <text:p>0.0021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1504">
                <text:p>0.0021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672">
                <text:p>0.0021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84">
                <text:p>0.002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008">
                <text:p>0.0022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176">
                <text:p>0.0022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344">
                <text:p>0.0022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512">
                <text:p>0.0022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68">
                <text:p>0.0022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848">
                <text:p>0.00228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3016">
                <text:p>0.0023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3184">
                <text:p>0.0023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352">
                <text:p>0.0023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352">
                <text:p>0.002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3688">
                <text:p>0.0023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3856">
                <text:p>0.0023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024">
                <text:p>0.0024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4192">
                <text:p>0.0024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436">
                <text:p>0.0024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4528">
                <text:p>0.0024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4696">
                <text:p>0.0024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4864">
                <text:p>0.0024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5032">
                <text:p>0.0025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52">
                <text:p>0.002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5368">
                <text:p>0.0025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5536">
                <text:p>0.0025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5704">
                <text:p>0.0025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5872">
                <text:p>0.0025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604">
                <text:p>0.0026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6208">
                <text:p>0.0026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6376">
                <text:p>0.0026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6544">
                <text:p>0.0026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6712">
                <text:p>0.0026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688">
                <text:p>0.002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7048">
                <text:p>0.0027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7216">
                <text:p>0.0027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7384">
                <text:p>0.0027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7552">
                <text:p>0.0027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772">
                <text:p>0.0027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888">
                <text:p>0.0027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8056">
                <text:p>0.0028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8224">
                <text:p>0.0028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8392">
                <text:p>0.0028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856">
                <text:p>0.002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8728">
                <text:p>0.0028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8896">
                <text:p>0.0028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9064">
                <text:p>0.0029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9232">
                <text:p>0.0029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94">
                <text:p>0.0029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9568">
                <text:p>0.0029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9736">
                <text:p>0.0029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9904">
                <text:p>0.0029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0072">
                <text:p>0.0030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024">
                <text:p>0.003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0408">
                <text:p>0.0030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0576">
                <text:p>0.0030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0744">
                <text:p>0.0030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0912">
                <text:p>0.0030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108">
                <text:p>0.003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1248">
                <text:p>0.0031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1416">
                <text:p>0.0031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1584">
                <text:p>0.0031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1752">
                <text:p>0.0031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192">
                <text:p>0.003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088">
                <text:p>0.0032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2256">
                <text:p>0.0032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2424">
                <text:p>0.0032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2592">
                <text:p>0.0032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276">
                <text:p>0.0032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2928">
                <text:p>0.0032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3096">
                <text:p>0.0033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3264">
                <text:p>0.0033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3432">
                <text:p>0.0033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36">
                <text:p>0.00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3768">
                <text:p>0.0033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3936">
                <text:p>0.0033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4104">
                <text:p>0.0034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4272">
                <text:p>0.0034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444">
                <text:p>0.0034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4608">
                <text:p>0.0034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4776">
                <text:p>0.0034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4944">
                <text:p>0.0034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5112">
                <text:p>0.0035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528">
                <text:p>0.003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5448">
                <text:p>0.0035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5616">
                <text:p>0.0035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5784">
                <text:p>0.0035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5952">
                <text:p>0.0035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612">
                <text:p>0.0036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6288">
                <text:p>0.0036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6456">
                <text:p>0.0036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6624">
                <text:p>0.0036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6792">
                <text:p>0.0036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696">
                <text:p>0.003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7128">
                <text:p>0.0037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7296">
                <text:p>0.0037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7464">
                <text:p>0.0037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7632">
                <text:p>0.0037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78">
                <text:p>0.003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7968">
                <text:p>0.0037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8136">
                <text:p>0.0038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8304">
                <text:p>0.0038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8472">
                <text:p>0.0038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864">
                <text:p>0.003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8808">
                <text:p>0.0038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8976">
                <text:p>0.0038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9144">
                <text:p>0.0039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9312">
                <text:p>0.0039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948">
                <text:p>0.0039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9648">
                <text:p>0.0039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9816">
                <text:p>0.0039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984">
                <text:p>0.0039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0152">
                <text:p>0.0040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032">
                <text:p>0.004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0488">
                <text:p>0.0040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0656">
                <text:p>0.0040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0824">
                <text:p>0.0040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40992">
                <text:p>0.0040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116">
                <text:p>0.004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1328">
                <text:p>0.0041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1496">
                <text:p>0.0041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1664">
                <text:p>0.0041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41832">
                <text:p>0.00418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42">
                <text:p>0.004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42168">
                <text:p>0.00421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2336">
                <text:p>0.0042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42504">
                <text:p>0.0042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2672">
                <text:p>0.0042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284">
                <text:p>0.004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3008">
                <text:p>0.0043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43176">
                <text:p>0.0043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3344">
                <text:p>0.00433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3512">
                <text:p>0.0043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4368">
                <text:p>0.004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43848">
                <text:p>0.0043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44016">
                <text:p>0.0044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4184">
                <text:p>0.0044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44352">
                <text:p>0.0044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4452">
                <text:p>0.0044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4688">
                <text:p>0.0044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4856">
                <text:p>0.0044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45024">
                <text:p>0.0045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5192">
                <text:p>0.0045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4536">
                <text:p>0.004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45528">
                <text:p>0.0045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45696">
                <text:p>0.0045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45864">
                <text:p>0.0045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6032">
                <text:p>0.0046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462">
                <text:p>0.004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46368">
                <text:p>0.0046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6536">
                <text:p>0.0046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46704">
                <text:p>0.0046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6872">
                <text:p>0.0046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704">
                <text:p>0.004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7208">
                <text:p>0.0047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7376">
                <text:p>0.0047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7544">
                <text:p>0.0047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47712">
                <text:p>0.0047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788">
                <text:p>0.0047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8048">
                <text:p>0.0048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8216">
                <text:p>0.0048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8384">
                <text:p>0.00483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8552">
                <text:p>0.0048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872">
                <text:p>0.004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8888">
                <text:p>0.0048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9056">
                <text:p>0.0049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9224">
                <text:p>0.0049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9392">
                <text:p>0.0049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956">
                <text:p>0.0049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9728">
                <text:p>0.0049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9896">
                <text:p>0.0049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50064">
                <text:p>0.0050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0232">
                <text:p>0.0050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504">
                <text:p>0.00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50568">
                <text:p>0.0050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50736">
                <text:p>0.0050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50904">
                <text:p>0.00509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51072">
                <text:p>0.0051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5124">
                <text:p>0.0051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51408">
                <text:p>0.0051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1576">
                <text:p>0.0051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51744">
                <text:p>0.0051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51912">
                <text:p>0.0051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5208">
                <text:p>0.005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52248">
                <text:p>0.0052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52416">
                <text:p>0.0052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52584">
                <text:p>0.0052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2752">
                <text:p>0.0052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5292">
                <text:p>0.005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53088">
                <text:p>0.0053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53256">
                <text:p>0.0053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3424">
                <text:p>0.0053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53592">
                <text:p>0.0053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5376">
                <text:p>0.005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53928">
                <text:p>0.0053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4096">
                <text:p>0.00540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54264">
                <text:p>0.0054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54432">
                <text:p>0.0054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546">
                <text:p>0.005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54768">
                <text:p>0.0054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54936">
                <text:p>0.0054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55104">
                <text:p>0.00551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55272">
                <text:p>0.0055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544">
                <text:p>0.005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55608">
                <text:p>0.0055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5776">
                <text:p>0.0055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55944">
                <text:p>0.0055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6112">
                <text:p>0.0056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5628">
                <text:p>0.005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56448">
                <text:p>0.0056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56616">
                <text:p>0.0056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56784">
                <text:p>0.0056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6952">
                <text:p>0.00569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5712">
                <text:p>0.005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57288">
                <text:p>0.00572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7456">
                <text:p>0.0057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7624">
                <text:p>0.00576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57792">
                <text:p>0.0057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5796">
                <text:p>0.005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8128">
                <text:p>0.0058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58296">
                <text:p>0.0058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58464">
                <text:p>0.0058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58632">
                <text:p>0.00586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588">
                <text:p>0.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58968">
                <text:p>0.0058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59136">
                <text:p>0.0059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9304">
                <text:p>0.00593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9472">
                <text:p>0.0059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5964">
                <text:p>0.005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59808">
                <text:p>0.0059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60144">
                <text:p>0.0060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0312">
                <text:p>0.0060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6048">
                <text:p>0.006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0648">
                <text:p>0.0060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0816">
                <text:p>0.0060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0984">
                <text:p>0.0060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61152">
                <text:p>0.00611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132">
                <text:p>0.006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61488">
                <text:p>0.0061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61656">
                <text:p>0.0061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61824">
                <text:p>0.0061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61992">
                <text:p>0.00619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6216">
                <text:p>0.006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62328">
                <text:p>0.0062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62496">
                <text:p>0.0062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2664">
                <text:p>0.0062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62832">
                <text:p>0.0062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63">
                <text:p>0.006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63168">
                <text:p>0.0063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63336">
                <text:p>0.0063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63504">
                <text:p>0.0063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63672">
                <text:p>0.0063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6384">
                <text:p>0.006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4008">
                <text:p>0.0064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468">
                <text:p>0.006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6552">
                <text:p>0.006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6636">
                <text:p>0.0066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72">
                <text:p>0.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804">
                <text:p>0.006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6888">
                <text:p>0.006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972">
                <text:p>0.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0056">
                <text:p>0.0070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0224">
                <text:p>0.0070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70392">
                <text:p>0.0070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056">
                <text:p>0.007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70728">
                <text:p>0.0070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70896">
                <text:p>0.0070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1064">
                <text:p>0.0071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71232">
                <text:p>0.0071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714">
                <text:p>0.007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71568">
                <text:p>0.0071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1736">
                <text:p>0.0071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71904">
                <text:p>0.0071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72072">
                <text:p>0.0072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7224">
                <text:p>0.007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72408">
                <text:p>0.0072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72576">
                <text:p>0.0072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72744">
                <text:p>0.0072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72912">
                <text:p>0.0072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7308">
                <text:p>0.007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73248">
                <text:p>0.0073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73416">
                <text:p>0.0073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3584">
                <text:p>0.0073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3752">
                <text:p>0.00737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392">
                <text:p>0.007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4088">
                <text:p>0.00740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4256">
                <text:p>0.0074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4424">
                <text:p>0.0074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4592">
                <text:p>0.0074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476">
                <text:p>0.007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4928">
                <text:p>0.00749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5096">
                <text:p>0.0075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5264">
                <text:p>0.0075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5432">
                <text:p>0.0075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56">
                <text:p>0.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5768">
                <text:p>0.0075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75936">
                <text:p>0.0075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76104">
                <text:p>0.0076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6272">
                <text:p>0.0076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644">
                <text:p>0.0076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76608">
                <text:p>0.0076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76776">
                <text:p>0.0076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76944">
                <text:p>0.0076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77112">
                <text:p>0.0077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7728">
                <text:p>0.007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7448">
                <text:p>0.0077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77616">
                <text:p>0.0077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77784">
                <text:p>0.0077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77952">
                <text:p>0.0077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812">
                <text:p>0.0078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78288">
                <text:p>0.0078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8456">
                <text:p>0.0078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78624">
                <text:p>0.0078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78792">
                <text:p>0.0078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7896">
                <text:p>0.0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9128">
                <text:p>0.00791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9296">
                <text:p>0.0079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9464">
                <text:p>0.0079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9632">
                <text:p>0.0079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98">
                <text:p>0.0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0136">
                <text:p>0.0080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80304">
                <text:p>0.00803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80472">
                <text:p>0.0080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8064">
                <text:p>0.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80808">
                <text:p>0.0080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80976">
                <text:p>0.0080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1144">
                <text:p>0.0081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81312">
                <text:p>0.0081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8148">
                <text:p>0.0081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81648">
                <text:p>0.0081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81816">
                <text:p>0.0081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1984">
                <text:p>0.0081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82152">
                <text:p>0.0082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8232">
                <text:p>0.0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82488">
                <text:p>0.0082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82656">
                <text:p>0.0082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2824">
                <text:p>0.0082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2992">
                <text:p>0.0082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8316">
                <text:p>0.0083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3328">
                <text:p>0.0083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83496">
                <text:p>0.0083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83664">
                <text:p>0.0083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83832">
                <text:p>0.0083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84">
                <text:p>0.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484">
                <text:p>0.0084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568">
                <text:p>0.0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652">
                <text:p>0.0086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736">
                <text:p>0.008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882">
                <text:p>0.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8904">
                <text:p>0.0089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988">
                <text:p>0.008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90048">
                <text:p>0.0090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90216">
                <text:p>0.0090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90384">
                <text:p>0.0090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90552">
                <text:p>0.0090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9072">
                <text:p>0.009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90888">
                <text:p>0.0090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91056">
                <text:p>0.0091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91224">
                <text:p>0.0091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91392">
                <text:p>0.0091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9156">
                <text:p>0.009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91728">
                <text:p>0.0091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91896">
                <text:p>0.0091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92064">
                <text:p>0.0092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92232">
                <text:p>0.0092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924">
                <text:p>0.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92568">
                <text:p>0.0092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92736">
                <text:p>0.0092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92904">
                <text:p>0.0092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93072">
                <text:p>0.0093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9324">
                <text:p>0.0093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93408">
                <text:p>0.0093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93576">
                <text:p>0.0093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93744">
                <text:p>0.0093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93912">
                <text:p>0.0093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9408">
                <text:p>0.009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94248">
                <text:p>0.0094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94416">
                <text:p>0.0094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94584">
                <text:p>0.0094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94752">
                <text:p>0.0094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9492">
                <text:p>0.0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95088">
                <text:p>0.0095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95256">
                <text:p>0.0095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95424">
                <text:p>0.0095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95592">
                <text:p>0.0095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9576">
                <text:p>0.009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95928">
                <text:p>0.0095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96096">
                <text:p>0.0096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96264">
                <text:p>0.0096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96432">
                <text:p>0.0096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966">
                <text:p>0.0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96768">
                <text:p>0.0096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96936">
                <text:p>0.0096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97104">
                <text:p>0.0097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97272">
                <text:p>0.0097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9744">
                <text:p>0.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97608">
                <text:p>0.0097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97776">
                <text:p>0.0097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97944">
                <text:p>0.00979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98112">
                <text:p>0.0098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9828">
                <text:p>0.0098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98448">
                <text:p>0.0098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98616">
                <text:p>0.0098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98784">
                <text:p>0.0098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98952">
                <text:p>0.00989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9912">
                <text:p>0.009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99288">
                <text:p>0.0099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99456">
                <text:p>0.0099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99624">
                <text:p>0.0099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9792">
                <text:p>0.0099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9996">
                <text:p>0.009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00128">
                <text:p>0.01001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00296">
                <text:p>0.01002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00464">
                <text:p>0.0100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00632">
                <text:p>0.01006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008">
                <text:p>0.01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00968">
                <text:p>0.0100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01136">
                <text:p>0.0101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01304">
                <text:p>0.0101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01472">
                <text:p>0.0101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0164">
                <text:p>0.010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01808">
                <text:p>0.0101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01976">
                <text:p>0.0101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02144">
                <text:p>0.0102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02312">
                <text:p>0.0102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0248">
                <text:p>0.010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02648">
                <text:p>0.01026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02816">
                <text:p>0.0102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02984">
                <text:p>0.0102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03152">
                <text:p>0.0103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0332">
                <text:p>0.010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03488">
                <text:p>0.0103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03656">
                <text:p>0.0103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03824">
                <text:p>0.0103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03992">
                <text:p>0.01039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0416">
                <text:p>0.010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04328">
                <text:p>0.0104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04496">
                <text:p>0.0104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04664">
                <text:p>0.01046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04832">
                <text:p>0.0104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05">
                <text:p>0.010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105168">
                <text:p>0.0105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05336">
                <text:p>0.0105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105504">
                <text:p>0.0105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05672">
                <text:p>0.0105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0584">
                <text:p>0.010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106008">
                <text:p>0.0106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106176">
                <text:p>0.0106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106344">
                <text:p>0.0106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106512">
                <text:p>0.01065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10668">
                <text:p>0.0106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06848">
                <text:p>0.0106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07016">
                <text:p>0.0107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07184">
                <text:p>0.0107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07352">
                <text:p>0.01073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0752">
                <text:p>0.010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07688">
                <text:p>0.0107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07856">
                <text:p>0.0107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08024">
                <text:p>0.0108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08192">
                <text:p>0.0108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0836">
                <text:p>0.010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08528">
                <text:p>0.0108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08696">
                <text:p>0.0108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108864">
                <text:p>0.0108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09032">
                <text:p>0.0109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092">
                <text:p>0.010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09368">
                <text:p>0.0109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09536">
                <text:p>0.01095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09704">
                <text:p>0.0109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09872">
                <text:p>0.0109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1004">
                <text:p>0.011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10208">
                <text:p>0.0110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10376">
                <text:p>0.0110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10544">
                <text:p>0.01105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10712">
                <text:p>0.0110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1088">
                <text:p>0.011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11048">
                <text:p>0.0111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11216">
                <text:p>0.0111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11384">
                <text:p>0.0111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11552">
                <text:p>0.01115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1172">
                <text:p>0.011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11888">
                <text:p>0.0111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12056">
                <text:p>0.0112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2224">
                <text:p>0.0112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2392">
                <text:p>0.0112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1256">
                <text:p>0.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12728">
                <text:p>0.0112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12896">
                <text:p>0.0112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13064">
                <text:p>0.0113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13232">
                <text:p>0.0113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1134">
                <text:p>0.011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13568">
                <text:p>0.0113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13736">
                <text:p>0.0113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13904">
                <text:p>0.0113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14072">
                <text:p>0.0114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1424">
                <text:p>0.011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14408">
                <text:p>0.01144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14576">
                <text:p>0.0114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14744">
                <text:p>0.0114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14912">
                <text:p>0.0114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11508">
                <text:p>0.0115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15248">
                <text:p>0.0115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5416">
                <text:p>0.0115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115584">
                <text:p>0.0115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115752">
                <text:p>0.0115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11592">
                <text:p>0.011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16088">
                <text:p>0.0116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16256">
                <text:p>0.0116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116424">
                <text:p>0.0116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16592">
                <text:p>0.0116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1676">
                <text:p>0.0116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116928">
                <text:p>0.0116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117096">
                <text:p>0.0117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17264">
                <text:p>0.0117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17432">
                <text:p>0.01174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1176">
                <text:p>0.01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117768">
                <text:p>0.0117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117936">
                <text:p>0.0117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18104">
                <text:p>0.0118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18272">
                <text:p>0.0118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1844">
                <text:p>0.0118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18608">
                <text:p>0.0118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18776">
                <text:p>0.0118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18944">
                <text:p>0.0118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119112">
                <text:p>0.0119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1928">
                <text:p>0.011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19448">
                <text:p>0.0119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19616">
                <text:p>0.0119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19784">
                <text:p>0.0119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19952">
                <text:p>0.0119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2012">
                <text:p>0.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20288">
                <text:p>0.0120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20456">
                <text:p>0.0120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120624">
                <text:p>0.0120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20792">
                <text:p>0.01207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2096">
                <text:p>0.012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21128">
                <text:p>0.0121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1296">
                <text:p>0.0121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21464">
                <text:p>0.0121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21632">
                <text:p>0.0121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218">
                <text:p>0.012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21968">
                <text:p>0.0121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2136">
                <text:p>0.0122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22304">
                <text:p>0.0122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2472">
                <text:p>0.0122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2264">
                <text:p>0.012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122808">
                <text:p>0.0122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2976">
                <text:p>0.0122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23144">
                <text:p>0.0123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23312">
                <text:p>0.0123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2348">
                <text:p>0.0123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23648">
                <text:p>0.0123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23816">
                <text:p>0.0123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23984">
                <text:p>0.0123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124152">
                <text:p>0.01241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12432">
                <text:p>0.012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24488">
                <text:p>0.0124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24656">
                <text:p>0.01246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124824">
                <text:p>0.01248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24992">
                <text:p>0.0124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2516">
                <text:p>0.0125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25328">
                <text:p>0.0125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25496">
                <text:p>0.01254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25664">
                <text:p>0.0125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25832">
                <text:p>0.0125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26">
                <text:p>0.01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26168">
                <text:p>0.0126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26336">
                <text:p>0.0126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26504">
                <text:p>0.0126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26672">
                <text:p>0.01266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2684">
                <text:p>0.0126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27008">
                <text:p>0.01270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27176">
                <text:p>0.0127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27344">
                <text:p>0.0127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27512">
                <text:p>0.0127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2768">
                <text:p>0.012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27848">
                <text:p>0.0127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28016">
                <text:p>0.0128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28184">
                <text:p>0.01281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28352">
                <text:p>0.0128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2852">
                <text:p>0.0128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28688">
                <text:p>0.0128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28856">
                <text:p>0.0128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29024">
                <text:p>0.0129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29192">
                <text:p>0.0129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2936">
                <text:p>0.012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29528">
                <text:p>0.0129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29696">
                <text:p>0.0129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29864">
                <text:p>0.01298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30032">
                <text:p>0.0130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302">
                <text:p>0.013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30368">
                <text:p>0.0130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30536">
                <text:p>0.0130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30704">
                <text:p>0.0130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30872">
                <text:p>0.0130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3104">
                <text:p>0.013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31208">
                <text:p>0.0131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31376">
                <text:p>0.0131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31544">
                <text:p>0.0131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31712">
                <text:p>0.0131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3188">
                <text:p>0.0131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32048">
                <text:p>0.0132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32216">
                <text:p>0.01322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32384">
                <text:p>0.01323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32552">
                <text:p>0.0132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3272">
                <text:p>0.013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32888">
                <text:p>0.0132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33056">
                <text:p>0.0133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33224">
                <text:p>0.0133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33392">
                <text:p>0.0133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3356">
                <text:p>0.0133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33728">
                <text:p>0.0133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33896">
                <text:p>0.0133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34064">
                <text:p>0.0134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34232">
                <text:p>0.0134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344">
                <text:p>0.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34568">
                <text:p>0.0134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34736">
                <text:p>0.0134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34904">
                <text:p>0.0134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35072">
                <text:p>0.0135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3524">
                <text:p>0.0135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35408">
                <text:p>0.0135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35576">
                <text:p>0.0135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35744">
                <text:p>0.0135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35912">
                <text:p>0.0135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3608">
                <text:p>0.013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36248">
                <text:p>0.0136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36416">
                <text:p>0.0136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36584">
                <text:p>0.0136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36752">
                <text:p>0.0136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3692">
                <text:p>0.0136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37088">
                <text:p>0.0137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37256">
                <text:p>0.0137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37424">
                <text:p>0.0137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37592">
                <text:p>0.0137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3776">
                <text:p>0.013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37928">
                <text:p>0.0137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38096">
                <text:p>0.0138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38264">
                <text:p>0.0138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38432">
                <text:p>0.0138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386">
                <text:p>0.013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38768">
                <text:p>0.0138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38936">
                <text:p>0.0138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39104">
                <text:p>0.0139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39272">
                <text:p>0.0139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3944">
                <text:p>0.013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39608">
                <text:p>0.0139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39776">
                <text:p>0.0139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39944">
                <text:p>0.0139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40112">
                <text:p>0.0140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4028">
                <text:p>0.014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40448">
                <text:p>0.0140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40616">
                <text:p>0.0140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40784">
                <text:p>0.0140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40952">
                <text:p>0.0140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4112">
                <text:p>0.014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41288">
                <text:p>0.01412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41456">
                <text:p>0.0141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41624">
                <text:p>0.0141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1792">
                <text:p>0.0141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4196">
                <text:p>0.014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42128">
                <text:p>0.0142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42296">
                <text:p>0.0142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42464">
                <text:p>0.0142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42632">
                <text:p>0.0142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428">
                <text:p>0.014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42968">
                <text:p>0.0142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43136">
                <text:p>0.01431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43304">
                <text:p>0.0143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43472">
                <text:p>0.0143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4364">
                <text:p>0.0143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43808">
                <text:p>0.0143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43976">
                <text:p>0.0143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44144">
                <text:p>0.0144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44312">
                <text:p>0.0144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4448">
                <text:p>0.014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44648">
                <text:p>0.0144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44816">
                <text:p>0.0144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44984">
                <text:p>0.0144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45152">
                <text:p>0.0145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4532">
                <text:p>0.0145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45488">
                <text:p>0.0145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45656">
                <text:p>0.0145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45824">
                <text:p>0.0145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45992">
                <text:p>0.0145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4616">
                <text:p>0.0146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46328">
                <text:p>0.01463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46496">
                <text:p>0.01464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46664">
                <text:p>0.01466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46832">
                <text:p>0.01468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47">
                <text:p>0.014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47168">
                <text:p>0.0147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47336">
                <text:p>0.0147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47504">
                <text:p>0.0147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47672">
                <text:p>0.0147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4784">
                <text:p>0.014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48008">
                <text:p>0.01480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48176">
                <text:p>0.01481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48344">
                <text:p>0.0148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48512">
                <text:p>0.0148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4868">
                <text:p>0.0148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48848">
                <text:p>0.0148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49016">
                <text:p>0.01490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49184">
                <text:p>0.01491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49352">
                <text:p>0.01493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4952">
                <text:p>0.014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49688">
                <text:p>0.0149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49856">
                <text:p>0.01498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50024">
                <text:p>0.0150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50192">
                <text:p>0.0150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17085427">
                <text:p>-0.2170854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5036">
                <text:p>0.015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50528">
                <text:p>0.0150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50696">
                <text:p>0.0150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50864">
                <text:p>0.0150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51032">
                <text:p>0.0151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512">
                <text:p>0.01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51368">
                <text:p>0.0151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51536">
                <text:p>0.0151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51704">
                <text:p>0.0151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51872">
                <text:p>0.0151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5204">
                <text:p>0.0152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52208">
                <text:p>0.0152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52376">
                <text:p>0.0152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52544">
                <text:p>0.0152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52712">
                <text:p>0.0152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5288">
                <text:p>0.015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53048">
                <text:p>0.0153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53216">
                <text:p>0.0153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53384">
                <text:p>0.015338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53552">
                <text:p>0.0153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5372">
                <text:p>0.0153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53888">
                <text:p>0.0153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54056">
                <text:p>0.0154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54224">
                <text:p>0.0154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54392">
                <text:p>0.0154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5456">
                <text:p>0.015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54728">
                <text:p>0.0154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54896">
                <text:p>0.0154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55064">
                <text:p>0.0155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55232">
                <text:p>0.0155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554">
                <text:p>0.015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55568">
                <text:p>0.0155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55736">
                <text:p>0.0155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55904">
                <text:p>0.01559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56072">
                <text:p>0.0156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5624">
                <text:p>0.015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56408">
                <text:p>0.0156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56576">
                <text:p>0.01565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56744">
                <text:p>0.01567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56912">
                <text:p>0.0156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5708">
                <text:p>0.0157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57248">
                <text:p>0.0157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57416">
                <text:p>0.0157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57584">
                <text:p>0.0157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57752">
                <text:p>0.0157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5792">
                <text:p>0.015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58088">
                <text:p>0.0158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58256">
                <text:p>0.0158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58424">
                <text:p>0.01584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58592">
                <text:p>0.0158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5876">
                <text:p>0.0158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58928">
                <text:p>0.0158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59096">
                <text:p>0.0159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59264">
                <text:p>0.01592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59432">
                <text:p>0.01594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596">
                <text:p>0.015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59768">
                <text:p>0.0159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59936">
                <text:p>0.0159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60104">
                <text:p>0.0160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60272">
                <text:p>0.0160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6044">
                <text:p>0.0160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60608">
                <text:p>0.01606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60776">
                <text:p>0.0160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60944">
                <text:p>0.0160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61112">
                <text:p>0.0161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6128">
                <text:p>0.016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61448">
                <text:p>0.01614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61616">
                <text:p>0.01616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61784">
                <text:p>0.0161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61952">
                <text:p>0.0161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6212">
                <text:p>0.0162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62288">
                <text:p>0.01622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62456">
                <text:p>0.01624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62624">
                <text:p>0.0162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62792">
                <text:p>0.0162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6296">
                <text:p>0.016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63128">
                <text:p>0.0163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63296">
                <text:p>0.0163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63464">
                <text:p>0.0163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63632">
                <text:p>0.01636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638">
                <text:p>0.01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63968">
                <text:p>0.0163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64136">
                <text:p>0.0164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64304">
                <text:p>0.01643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64472">
                <text:p>0.0164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6464">
                <text:p>0.0164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64808">
                <text:p>0.0164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64976">
                <text:p>0.01649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65144">
                <text:p>0.0165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65312">
                <text:p>0.0165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6548">
                <text:p>0.0165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65648">
                <text:p>0.0165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65816">
                <text:p>0.0165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65984">
                <text:p>0.0165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66152">
                <text:p>0.0166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6632">
                <text:p>0.016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66488">
                <text:p>0.0166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66656">
                <text:p>0.0166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66824">
                <text:p>0.0166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66992">
                <text:p>0.0166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6716">
                <text:p>0.016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67328">
                <text:p>0.0167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67496">
                <text:p>0.0167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67664">
                <text:p>0.0167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67832">
                <text:p>0.0167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68">
                <text:p>0.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68168">
                <text:p>0.0168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168336">
                <text:p>0.0168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168504">
                <text:p>0.0168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68672">
                <text:p>0.0168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6884">
                <text:p>0.0168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169008">
                <text:p>0.0169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69176">
                <text:p>0.0169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69344">
                <text:p>0.0169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69512">
                <text:p>0.0169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16968">
                <text:p>0.016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169848">
                <text:p>0.0169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70016">
                <text:p>0.0170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70184">
                <text:p>0.0170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70352">
                <text:p>0.0170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17052">
                <text:p>0.0170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70688">
                <text:p>0.0170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70856">
                <text:p>0.0170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171024">
                <text:p>0.0171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171192">
                <text:p>0.0171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7136">
                <text:p>0.0171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171528">
                <text:p>0.0171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71696">
                <text:p>0.0171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71864">
                <text:p>0.0171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172032">
                <text:p>0.0172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1722">
                <text:p>0.01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172368">
                <text:p>0.0172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172536">
                <text:p>0.0172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172704">
                <text:p>0.0172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172872">
                <text:p>0.0172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17304">
                <text:p>0.017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73208">
                <text:p>0.0173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173376">
                <text:p>0.0173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173544">
                <text:p>0.0173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173712">
                <text:p>0.0173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17388">
                <text:p>0.017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174048">
                <text:p>0.0174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174216">
                <text:p>0.0174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74384">
                <text:p>0.0174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174552">
                <text:p>0.0174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17472">
                <text:p>0.017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174888">
                <text:p>0.0174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75056">
                <text:p>0.0175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75224">
                <text:p>0.0175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175392">
                <text:p>0.0175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17556">
                <text:p>0.017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175728">
                <text:p>0.0175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75896">
                <text:p>0.0175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76064">
                <text:p>0.0176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76232">
                <text:p>0.0176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764">
                <text:p>0.017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76568">
                <text:p>0.0176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76736">
                <text:p>0.0176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76904">
                <text:p>0.0176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177072">
                <text:p>0.0177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17724">
                <text:p>0.017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177408">
                <text:p>0.0177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177576">
                <text:p>0.0177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77744">
                <text:p>0.0177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177912">
                <text:p>0.0177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7808">
                <text:p>0.017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178248">
                <text:p>0.0178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178416">
                <text:p>0.0178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178584">
                <text:p>0.0178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178752">
                <text:p>0.0178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17892">
                <text:p>0.017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179088">
                <text:p>0.0179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179256">
                <text:p>0.0179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179424">
                <text:p>0.0179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179592">
                <text:p>0.01795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17976">
                <text:p>0.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179928">
                <text:p>0.0179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180096">
                <text:p>0.0180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180264">
                <text:p>0.0180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180432">
                <text:p>0.0180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1806">
                <text:p>0.01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180768">
                <text:p>0.0180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180936">
                <text:p>0.0180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181104">
                <text:p>0.0181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81272">
                <text:p>0.01812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18144">
                <text:p>0.018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181608">
                <text:p>0.0181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181776">
                <text:p>0.01817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181944">
                <text:p>0.0181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182112">
                <text:p>0.01821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18228">
                <text:p>0.018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182448">
                <text:p>0.0182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182616">
                <text:p>0.01826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182784">
                <text:p>0.01827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182952">
                <text:p>0.0182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18312">
                <text:p>0.018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183288">
                <text:p>0.01832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183456">
                <text:p>0.01834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183624">
                <text:p>0.01836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183792">
                <text:p>0.01837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18396">
                <text:p>0.0183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184128">
                <text:p>0.01841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184296">
                <text:p>0.01842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84464">
                <text:p>0.01844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184632">
                <text:p>0.01846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848">
                <text:p>0.01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184968">
                <text:p>0.0184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85136">
                <text:p>0.0185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185304">
                <text:p>0.0185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185472">
                <text:p>0.0185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8564">
                <text:p>0.018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85808">
                <text:p>0.0185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185976">
                <text:p>0.0185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186144">
                <text:p>0.0186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186312">
                <text:p>0.0186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8648">
                <text:p>0.018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186648">
                <text:p>0.0186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86816">
                <text:p>0.0186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186984">
                <text:p>0.0186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187152">
                <text:p>0.0187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18732">
                <text:p>0.0187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187488">
                <text:p>0.0187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187656">
                <text:p>0.0187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187824">
                <text:p>0.0187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187992">
                <text:p>0.0187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18816">
                <text:p>0.018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188328">
                <text:p>0.0188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188496">
                <text:p>0.0188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188664">
                <text:p>0.0188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188832">
                <text:p>0.0188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189">
                <text:p>0.01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189168">
                <text:p>0.0189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189336">
                <text:p>0.0189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189504">
                <text:p>0.0189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189672">
                <text:p>0.0189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18984">
                <text:p>0.018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190008">
                <text:p>0.0190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190176">
                <text:p>0.0190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190344">
                <text:p>0.0190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90512">
                <text:p>0.0190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19068">
                <text:p>0.0190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190848">
                <text:p>0.0190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191016">
                <text:p>0.0191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191184">
                <text:p>0.0191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191352">
                <text:p>0.0191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19152">
                <text:p>0.019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91688">
                <text:p>0.0191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191856">
                <text:p>0.0191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92024">
                <text:p>0.0192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92192">
                <text:p>0.0192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19236">
                <text:p>0.019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192528">
                <text:p>0.0192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192696">
                <text:p>0.0192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192864">
                <text:p>0.0192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193032">
                <text:p>0.0193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1932">
                <text:p>0.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193368">
                <text:p>0.0193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193536">
                <text:p>0.0193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193704">
                <text:p>0.0193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193872">
                <text:p>0.0193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19404">
                <text:p>0.019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94208">
                <text:p>0.0194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194376">
                <text:p>0.0194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194544">
                <text:p>0.0194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194712">
                <text:p>0.0194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9488">
                <text:p>0.019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95048">
                <text:p>0.0195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195216">
                <text:p>0.0195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195384">
                <text:p>0.0195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195552">
                <text:p>0.0195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19572">
                <text:p>0.0195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95888">
                <text:p>0.0195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196056">
                <text:p>0.0196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196224">
                <text:p>0.0196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196392">
                <text:p>0.0196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19656">
                <text:p>0.019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196728">
                <text:p>0.0196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196896">
                <text:p>0.0196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197064">
                <text:p>0.0197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197232">
                <text:p>0.0197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1974">
                <text:p>0.01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197568">
                <text:p>0.0197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197736">
                <text:p>0.0197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197904">
                <text:p>0.0197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198072">
                <text:p>0.0198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19824">
                <text:p>0.019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198408">
                <text:p>0.0198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198576">
                <text:p>0.0198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198744">
                <text:p>0.0198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198912">
                <text:p>0.0198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9908">
                <text:p>0.019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199248">
                <text:p>0.01992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199416">
                <text:p>0.0199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199584">
                <text:p>0.0199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199752">
                <text:p>0.0199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